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20-05-21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19-12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18-11-2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17-11-1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17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15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4976" calcext:value-type="float">
            <text:p>36.76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2008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1E0039</text:p>
          </table:table-cell>
          <table:table-cell office:value-type="string" calcext:value-type="string">
            <text:p>198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